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4c7dc" draw:textarea-horizontal-align="justify" draw:textarea-vertical-align="middle" draw:auto-grow-height="false" fo:min-height="4.097cm" fo:min-width="4.238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5.447cm" fo:min-width="5.152cm"/>
    </style:style>
    <style:style style:name="gr3" style:family="graphic" style:parent-style-name="objectwithoutfill">
      <style:graphic-properties svg:stroke-width="0.106cm" svg:stroke-color="#b2b2b2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035cm" svg:stroke-color="#800080" draw:marker-start-width="0.252cm" draw:marker-end="Arrowheads_20_1" draw:marker-end-width="0.352cm" draw:stroke-linejoin="round" svg:stroke-linecap="butt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-color="#b4c7dc" draw:textarea-horizontal-align="justify" draw:textarea-vertical-align="middle" draw:auto-grow-height="false" fo:min-height="2.323cm" fo:min-width="4.223cm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2.789cm" fo:min-width="5.152cm"/>
    </style:style>
    <style:style style:name="gr7" style:family="graphic" style:parent-style-name="standard">
      <style:graphic-properties draw:stroke="none" draw:fill-color="#ffb66c" draw:textarea-horizontal-align="justify" draw:textarea-vertical-align="middle" draw:auto-grow-height="false" fo:min-height="1.239cm" fo:min-width="1.037cm"/>
    </style:style>
    <style:style style:name="gr8" style:family="graphic" style:parent-style-name="standard">
      <style:graphic-properties draw:stroke="none" draw:fill-color="#ffdbb6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ffb66c" draw:textarea-horizontal-align="justify" draw:textarea-vertical-align="middle" draw:auto-grow-height="false" fo:min-height="1.239cm" fo:min-width="1.038cm"/>
    </style:style>
    <style:style style:name="gr10" style:family="graphic" style:parent-style-name="standard">
      <style:graphic-properties draw:stroke="none" svg:stroke-color="#000000" draw:fill="none" draw:fill-color="#ffffff" fo:min-height="0.738cm"/>
      <style:paragraph-properties style:writing-mode="lr-tb"/>
    </style:style>
    <style:style style:name="gr11" style:family="graphic" style:parent-style-name="standard">
      <style:graphic-properties draw:stroke="none" draw:fill-color="#bf819e" draw:opacity="100%" draw:textarea-horizontal-align="justify" draw:textarea-vertical-align="middle" draw:auto-grow-height="false" fo:min-height="1.238cm" fo:min-width="1.037cm"/>
    </style:style>
    <style:style style:name="gr12" style:family="graphic" style:parent-style-name="standard">
      <style:graphic-properties draw:stroke="none" draw:fill-color="#e0c2cd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fo:min-height="2.212cm"/>
      <style:paragraph-properties style:writing-mode="lr-tb"/>
    </style:style>
    <style:style style:name="gr14" style:family="graphic" style:parent-style-name="standard">
      <style:graphic-properties draw:stroke="none" draw:fill-color="#bf819e" draw:textarea-horizontal-align="justify" draw:textarea-vertical-align="middle" draw:auto-grow-height="false" fo:min-height="1.238cm" fo:min-width="1.038cm"/>
    </style:style>
    <style:style style:name="gr15" style:family="graphic" style:parent-style-name="standard">
      <style:graphic-properties draw:stroke="none" svg:stroke-color="#000000" draw:fill="none" draw:fill-color="#ffffff" draw:opacity="100%" fo:min-height="1.36cm"/>
      <style:paragraph-properties style:writing-mode="lr-tb"/>
    </style:style>
    <style:style style:name="gr16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1.381cm" fo:min-width="1.234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1.381cm" fo:min-width="1.235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1.381cm" fo:min-width="1.235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31" style:family="graphic" style:parent-style-name="objectwithoutfill">
      <style:graphic-properties svg:stroke-width="0.035cm" svg:stroke-color="#f10d0c" draw:marker-start-width="0.252cm" draw:marker-end="Arrowheads_20_1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581cm"/>
      <style:paragraph-properties style:writing-mode="lr-tb"/>
    </style:style>
    <style:style style:name="gr33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1.381cm" fo:min-width="1.234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1.381cm" fo:min-width="1.234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1.381cm" fo:min-width="1.234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48" style:family="graphic" style:parent-style-name="standard">
      <style:graphic-properties draw:stroke="none" svg:stroke-color="#000000" draw:fill="none" draw:fill-color="#ffffff" fo:min-height="1.3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.907cm"/>
      <style:paragraph-properties style:writing-mode="lr-tb"/>
    </style:style>
    <style:style style:name="gr50" style:family="graphic" style:parent-style-name="objectwithoutfill">
      <style:graphic-properties svg:stroke-width="0.035cm" svg:stroke-color="#800080" draw:marker-start-width="0.252cm" draw:marker-end="Arrowheads_20_1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fo:min-height="0.501cm"/>
      <style:paragraph-properties style:writing-mode="lr-tb"/>
    </style:style>
    <style:style style:name="gr52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1.381cm" fo:min-width="1.234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1.381cm" fo:min-width="1.234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62" style:family="graphic" style:parent-style-name="standard">
      <style:graphic-properties draw:stroke="none" svg:stroke-color="#000000" draw:fill="none" draw:fill-color="#ffffff" fo:min-height="1.067cm"/>
      <style:paragraph-properties style:writing-mode="lr-tb"/>
    </style:style>
    <style:style style:name="P1" style:family="paragraph">
      <loext:graphic-properties draw:fill-color="#b4c7dc"/>
      <style:paragraph-properties fo:text-align="center"/>
      <style:text-properties style:font-name="DejaVu Sans" fo:font-size="14pt"/>
    </style:style>
    <style:style style:name="P2" style:family="paragraph">
      <style:paragraph-properties fo:text-align="center"/>
      <style:text-properties style:font-name="DejaVu Sans" fo:font-size="14pt"/>
    </style:style>
    <style:style style:name="P3" style:family="paragraph">
      <loext:graphic-properties draw:fill="none"/>
      <style:paragraph-properties fo:text-align="center"/>
      <style:text-properties style:font-name="DejaVu Sans" fo:font-size="14pt"/>
    </style:style>
    <style:style style:name="P4" style:family="paragraph">
      <loext:graphic-properties draw:fill="none"/>
      <style:paragraph-properties fo:text-align="center" style:writing-mode="lr-tb"/>
      <style:text-properties style:font-name="DejaVu Sans" fo:font-size="14pt" fo:font-weight="bold" style:font-weight-asian="bold" style:font-weight-complex="bold"/>
    </style:style>
    <style:style style:name="P5" style:family="paragraph">
      <loext:graphic-properties draw:fill-color="#ffb66c"/>
      <style:paragraph-properties fo:text-align="center"/>
      <style:text-properties style:font-name="DejaVu Sans" fo:font-size="14pt"/>
    </style:style>
    <style:style style:name="P6" style:family="paragraph">
      <loext:graphic-properties draw:fill-color="#ffdbb6"/>
      <style:paragraph-properties fo:text-align="center"/>
      <style:text-properties style:font-name="DejaVu Sans" fo:font-size="14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DejaVu Sans" fo:font-size="14pt"/>
    </style:style>
    <style:style style:name="P9" style:family="paragraph">
      <loext:graphic-properties draw:fill-color="#bf819e" draw:opacity="100%"/>
      <style:paragraph-properties fo:text-align="center"/>
      <style:text-properties style:font-name="DejaVu Sans" fo:font-size="14pt"/>
    </style:style>
    <style:style style:name="P10" style:family="paragraph">
      <loext:graphic-properties draw:fill-color="#e0c2cd"/>
      <style:paragraph-properties fo:text-align="center"/>
      <style:text-properties style:font-name="DejaVu Sans" fo:font-size="14pt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DejaVu Sans" fo:font-size="11pt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DejaVu Serif" fo:font-size="11pt" style:font-size-asian="11pt" style:font-size-complex="11pt"/>
    </style:style>
    <style:style style:name="P13" style:family="paragraph">
      <loext:graphic-properties draw:fill-color="#bf819e"/>
      <style:paragraph-properties fo:text-align="center"/>
      <style:text-properties style:font-name="DejaVu Sans" fo:font-size="14pt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DejaVu Sans" fo:font-size="11pt" style:font-size-asian="11pt" style:font-size-complex="11pt"/>
    </style:style>
    <style:style style:name="P15" style:family="paragraph">
      <loext:graphic-properties draw:fill="none" draw:fill-color="#ffffff" draw:opacity="100%"/>
      <style:paragraph-properties fo:text-align="center" style:writing-mode="lr-tb"/>
      <style:text-properties style:font-name="DejaVu Serif" fo:font-size="11pt" style:font-size-asian="11pt" style:font-size-complex="11pt"/>
    </style:style>
    <style:style style:name="P16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666666" loext:opacity="100%" style:font-name="DejaVu Serif" fo:font-size="11pt" style:font-size-asian="11pt" style:font-size-complex="11pt"/>
    </style:style>
    <style:style style:name="P19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 draw:opacity="100%"/>
      <style:paragraph-properties fo:text-align="center" style:writing-mode="lr-tb"/>
      <style:text-properties fo:color="#666666" loext:opacity="100%" style:font-name="DejaVu Serif" fo:font-size="11pt" style:font-size-asian="11pt" style:font-size-complex="11pt"/>
    </style:style>
    <style:style style:name="P22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style:font-name="DejaVu Sans" fo:font-size="14pt"/>
    </style:style>
    <style:style style:name="T2" style:family="text">
      <style:text-properties style:font-name="DejaVu Sans" fo:font-size="11pt"/>
    </style:style>
    <style:style style:name="T3" style:family="text">
      <style:text-properties style:font-name="DejaVu Serif" fo:font-size="11pt" style:font-size-asian="11pt" style:font-size-complex="11pt"/>
    </style:style>
    <style:style style:name="T4" style:family="text">
      <style:text-properties style:font-name="DejaVu Sans" fo:font-size="11pt" style:font-size-asian="11pt" style:font-size-complex="11pt"/>
    </style:style>
    <style:style style:name="T5" style:family="text">
      <style:text-properties style:font-name="DejaVu Sans" fo:font-size="14pt" fo:font-weight="bold" style:font-weight-asian="bold" style:font-weight-complex="bold"/>
    </style:style>
    <style:style style:name="T6" style:family="text">
      <style:text-properties fo:color="#666666" loext:opacity="100%" style:font-name="DejaVu Serif" fo:font-size="11pt" style:font-size-asian="11pt" style:font-size-complex="11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5.963cm" svg:x="11.38cm" svg:y="11.698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30.5080104066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5.652cm" svg:height="5.697cm" svg:x="11.38cm" svg:y="11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9.732cm" svg:y1="0cm" svg:x2="19.732cm" svg:y2="10.525cm">
          <text:p/>
        </draw:line>
        <draw:line draw:style-name="gr3" draw:text-style-name="P3" draw:layer="layout" svg:x1="0cm" svg:y1="10.5cm" svg:x2="29.7cm" svg:y2="10.5cm">
          <text:p/>
        </draw:line>
        <draw:connector draw:style-name="gr4" draw:text-style-name="P4" draw:layer="layout" draw:type="curve" draw:line-skew="0.487cm" svg:x1="21.396cm" svg:y1="1.251cm" svg:x2="13.183cm" svg:y2="13.351cm" draw:start-shape="id1" draw:start-glue-point="3" draw:end-shape="id2" svg:d="M21396 1251c-5428 0-1322 12100-8213 12100" svg:viewBox="0 0 8214 12101">
          <text:p/>
        </draw:connector>
        <draw:custom-shape draw:style-name="gr5" draw:text-style-name="P1" draw:layer="layout" svg:width="6.067cm" svg:height="3.305cm" svg:x="1.746cm" svg:y="3.498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546.478873239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5.652cm" svg:height="3.039cm" svg:x="1.746cm" svg:y="3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1.536cm" svg:height="1.857cm" svg:x="1.979cm" svg:y="4.164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" draw:text-style-name="P6" draw:layer="layout" svg:width="0.336cm" svg:height="0.412cm" svg:x="1.958cm" svg:y="4.14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1.537cm" svg:height="1.857cm" svg:x="3.758cm" svg:y="4.164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" draw:text-style-name="P6" draw:layer="layout" svg:width="0.337cm" svg:height="0.412cm" svg:x="3.738cm" svg:y="4.14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xml:id="id3" draw:id="id3" draw:layer="layout" svg:width="1.537cm" svg:height="1.857cm" svg:x="5.539cm" svg:y="4.164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" draw:text-style-name="P6" draw:layer="layout" svg:width="0.336cm" svg:height="0.412cm" svg:x="5.519cm" svg:y="4.14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8" draw:layer="layout" svg:width="4.224cm" svg:height="0.988cm" svg:x="2.504cm" svg:y="6.804cm">
          <draw:text-box>
            <text:p text:style-name="P7"><text:span text:style-name="T1">/p2/</text:span></text:p>
          </draw:text-box>
        </draw:frame>
        <draw:frame draw:style-name="gr10" draw:text-style-name="P8" draw:layer="layout" svg:width="3.109cm" svg:height="0.988cm" svg:x="1.17cm" svg:y="5.902cm">
          <draw:text-box>
            <text:p text:style-name="P7"><text:span text:style-name="T1">A</text:span></text:p>
          </draw:text-box>
        </draw:frame>
        <draw:frame draw:style-name="gr10" draw:text-style-name="P8" draw:layer="layout" svg:width="3.109cm" svg:height="0.988cm" svg:x="2.951cm" svg:y="5.902cm">
          <draw:text-box>
            <text:p text:style-name="P7"><text:span text:style-name="T1">B</text:span></text:p>
          </draw:text-box>
        </draw:frame>
        <draw:frame draw:style-name="gr10" draw:text-style-name="P8" draw:layer="layout" svg:width="3.109cm" svg:height="0.988cm" svg:x="4.733cm" svg:y="5.902cm">
          <draw:text-box>
            <text:p text:style-name="P7"><text:span text:style-name="T1">C</text:span></text:p>
          </draw:text-box>
        </draw:frame>
        <draw:custom-shape draw:style-name="gr11" draw:text-style-name="P9" draw:layer="layout" svg:width="1.536cm" svg:height="1.856cm" svg:x="3.759cm" svg:y="0.315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2" draw:text-style-name="P10" draw:layer="layout" svg:width="0.337cm" svg:height="0.413cm" svg:x="3.739cm" svg:y="0.2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11" draw:layer="layout" svg:width="6.285cm" svg:height="0.988cm" svg:x="1.438cm" svg:y="2.119cm">
          <draw:text-box>
            <text:p text:style-name="P7"><text:span text:style-name="T2">/path1/to/fofname</text:span></text:p>
          </draw:text-box>
        </draw:frame>
        <draw:frame draw:style-name="gr13" draw:text-style-name="P12" draw:layer="layout" svg:width="3.11cm" svg:height="2.462cm" svg:x="2.963cm" svg:y="0.446cm">
          <draw:text-box>
            <text:p text:style-name="P7"><text:span text:style-name="T3">/p2/A</text:span></text:p>
            <text:p text:style-name="P7"><text:span text:style-name="T3">/p2/B</text:span></text:p>
            <text:p text:style-name="P7"><text:span text:style-name="T3">/p2/C</text:span></text:p>
          </draw:text-box>
        </draw:frame>
        <draw:custom-shape draw:style-name="gr1" draw:text-style-name="P1" draw:layer="layout" svg:width="6.5cm" svg:height="5.963cm" svg:x="11.38cm" svg:y="3.498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30.5080104066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5.652cm" svg:height="5.697cm" svg:x="11.38cm" svg:y="3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1.536cm" svg:height="1.857cm" svg:x="11.612cm" svg:y="4.164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" draw:text-style-name="P6" draw:layer="layout" svg:width="0.338cm" svg:height="0.412cm" svg:x="11.591cm" svg:y="4.14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1.537cm" svg:height="1.857cm" svg:x="13.392cm" svg:y="4.164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" draw:text-style-name="P6" draw:layer="layout" svg:width="0.336cm" svg:height="0.412cm" svg:x="13.372cm" svg:y="4.14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5" xml:id="id7" draw:id="id7" draw:layer="layout" svg:width="1.536cm" svg:height="1.857cm" svg:x="15.174cm" svg:y="4.164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" draw:text-style-name="P6" draw:layer="layout" svg:width="0.336cm" svg:height="0.412cm" svg:x="15.153cm" svg:y="4.14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8" draw:layer="layout" svg:width="3.109cm" svg:height="0.988cm" svg:x="10.804cm" svg:y="5.902cm">
          <draw:text-box>
            <text:p text:style-name="P7"><text:span text:style-name="T1">A</text:span></text:p>
          </draw:text-box>
        </draw:frame>
        <draw:frame draw:style-name="gr10" draw:text-style-name="P8" draw:layer="layout" svg:width="3.108cm" svg:height="0.988cm" svg:x="12.586cm" svg:y="5.902cm">
          <draw:text-box>
            <text:p text:style-name="P7"><text:span text:style-name="T1">B</text:span></text:p>
          </draw:text-box>
        </draw:frame>
        <draw:frame draw:style-name="gr10" draw:text-style-name="P8" draw:layer="layout" svg:width="3.109cm" svg:height="0.988cm" svg:x="14.367cm" svg:y="5.902cm">
          <draw:text-box>
            <text:p text:style-name="P7"><text:span text:style-name="T1">C</text:span></text:p>
          </draw:text-box>
        </draw:frame>
        <draw:custom-shape draw:style-name="gr14" draw:text-style-name="P13" xml:id="id13" draw:id="id13" draw:layer="layout" svg:width="1.537cm" svg:height="1.856cm" svg:x="11.793cm" svg:y="0.315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2" draw:text-style-name="P10" draw:layer="layout" svg:width="0.336cm" svg:height="0.413cm" svg:x="11.773cm" svg:y="0.2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14" draw:layer="layout" svg:width="4.192cm" svg:height="0.988cm" svg:x="10.325cm" svg:y="2.119cm">
          <draw:text-box>
            <text:p text:style-name="P7"><text:span text:style-name="T4">/path1/to/fofname</text:span></text:p>
          </draw:text-box>
        </draw:frame>
        <draw:frame draw:style-name="gr15" draw:text-style-name="P15" draw:layer="layout" svg:width="1.587cm" svg:height="1.61cm" svg:x="11.795cm" svg:y="0.446cm">
          <draw:text-box>
            <text:p text:style-name="P7"><text:span text:style-name="T3">/p2/A</text:span></text:p>
            <text:p text:style-name="P7"><text:span text:style-name="T3">/p2/B</text:span></text:p>
            <text:p text:style-name="P7"><text:span text:style-name="T3">/p2/C</text:span></text:p>
          </draw:text-box>
        </draw:frame>
        <draw:custom-shape draw:style-name="gr7" draw:text-style-name="P5" xml:id="id4" draw:id="id4" draw:layer="layout" svg:width="1.536cm" svg:height="1.857cm" svg:x="11.613cm" svg:y="6.842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" draw:text-style-name="P6" draw:layer="layout" svg:width="0.338cm" svg:height="0.413cm" svg:x="11.592cm" svg:y="6.82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1.537cm" svg:height="1.857cm" svg:x="13.393cm" svg:y="6.842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" draw:text-style-name="P6" draw:layer="layout" svg:width="0.336cm" svg:height="0.413cm" svg:x="13.373cm" svg:y="6.82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1.536cm" svg:height="1.857cm" svg:x="15.175cm" svg:y="6.842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" draw:text-style-name="P6" draw:layer="layout" svg:width="0.336cm" svg:height="0.413cm" svg:x="15.154cm" svg:y="6.82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8" draw:layer="layout" svg:width="3.109cm" svg:height="0.988cm" svg:x="10.805cm" svg:y="8.581cm">
          <draw:text-box>
            <text:p text:style-name="P7"><text:span text:style-name="T1">A_tmp</text:span></text:p>
          </draw:text-box>
        </draw:frame>
        <draw:frame draw:style-name="gr10" draw:text-style-name="P8" draw:layer="layout" svg:width="3.11cm" svg:height="0.988cm" svg:x="14.367cm" svg:y="8.581cm">
          <draw:text-box>
            <text:p text:style-name="P7"><text:span text:style-name="T1">C_tmp</text:span></text:p>
          </draw:text-box>
        </draw:frame>
        <draw:custom-shape draw:style-name="gr1" draw:text-style-name="P1" draw:layer="layout" svg:width="6.5cm" svg:height="5.963cm" svg:x="21.782cm" svg:y="3.498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30.5080104066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5.652cm" svg:height="5.697cm" svg:x="21.782cm" svg:y="3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8" draw:id="id8" draw:layer="layout" svg:width="1.536cm" svg:height="1.857cm" svg:x="21.989cm" svg:y="4.164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" draw:text-style-name="P6" draw:layer="layout" svg:width="0.337cm" svg:height="0.412cm" svg:x="21.994cm" svg:y="4.14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1.536cm" svg:height="1.857cm" svg:x="23.795cm" svg:y="4.164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" draw:text-style-name="P6" draw:layer="layout" svg:width="0.336cm" svg:height="0.412cm" svg:x="23.775cm" svg:y="4.14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1.537cm" svg:height="1.857cm" svg:x="25.576cm" svg:y="4.164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" draw:text-style-name="P6" draw:layer="layout" svg:width="0.337cm" svg:height="0.412cm" svg:x="25.555cm" svg:y="4.14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8" draw:layer="layout" svg:width="4.224cm" svg:height="0.988cm" svg:x="22.54cm" svg:y="9.517cm">
          <draw:text-box>
            <text:p text:style-name="P7"><text:span text:style-name="T1">/p2/</text:span></text:p>
          </draw:text-box>
        </draw:frame>
        <draw:frame draw:style-name="gr10" draw:text-style-name="P8" draw:layer="layout" svg:width="3.11cm" svg:height="0.988cm" svg:x="21.206cm" svg:y="5.902cm">
          <draw:text-box>
            <text:p text:style-name="P7"><text:span text:style-name="T1">A</text:span></text:p>
          </draw:text-box>
        </draw:frame>
        <draw:frame draw:style-name="gr10" draw:text-style-name="P8" draw:layer="layout" svg:width="3.109cm" svg:height="0.988cm" svg:x="22.987cm" svg:y="5.902cm">
          <draw:text-box>
            <text:p text:style-name="P7"><text:span text:style-name="T1">B</text:span></text:p>
          </draw:text-box>
        </draw:frame>
        <draw:frame draw:style-name="gr10" draw:text-style-name="P8" draw:layer="layout" svg:width="3.109cm" svg:height="0.988cm" svg:x="24.769cm" svg:y="5.902cm">
          <draw:text-box>
            <text:p text:style-name="P7"><text:span text:style-name="T1">C</text:span></text:p>
          </draw:text-box>
        </draw:frame>
        <draw:custom-shape draw:style-name="gr7" draw:text-style-name="P5" draw:layer="layout" svg:width="1.536cm" svg:height="1.857cm" svg:x="22.016cm" svg:y="6.842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" draw:text-style-name="P6" draw:layer="layout" svg:width="0.337cm" svg:height="0.413cm" svg:x="21.995cm" svg:y="6.82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1.536cm" svg:height="1.857cm" svg:x="23.796cm" svg:y="6.842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" draw:text-style-name="P6" draw:layer="layout" svg:width="0.336cm" svg:height="0.413cm" svg:x="23.776cm" svg:y="6.82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xml:id="id11" draw:id="id11" draw:layer="layout" svg:width="1.538cm" svg:height="1.857cm" svg:x="25.576cm" svg:y="6.842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" draw:text-style-name="P6" draw:layer="layout" svg:width="0.337cm" svg:height="0.413cm" svg:x="25.556cm" svg:y="6.82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8" draw:layer="layout" svg:width="3.109cm" svg:height="0.988cm" svg:x="22.988cm" svg:y="8.581cm">
          <draw:text-box>
            <text:p text:style-name="P7"><text:span text:style-name="T1">B_tmp</text:span></text:p>
          </draw:text-box>
        </draw:frame>
        <draw:frame draw:style-name="gr10" draw:text-style-name="P8" draw:layer="layout" svg:width="3.109cm" svg:height="0.988cm" svg:x="24.77cm" svg:y="8.581cm">
          <draw:text-box>
            <text:p text:style-name="P7"><text:span text:style-name="T1">C_tmp</text:span></text:p>
          </draw:text-box>
        </draw:frame>
        <draw:g draw:name="edit-cut 1" xml:id="id9" draw:id="id9">
          <draw:custom-shape draw:style-name="gr16" draw:text-style-name="P16" draw:layer="layout" svg:width="1.733cm" svg:height="1.63cm" svg:x="21.866cm" svg:y="4.41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7" draw:layer="layout" svg:width="0.324cm" svg:height="0.306cm" svg:x="22.299cm" svg:y="5.3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7" draw:layer="layout" svg:width="0.324cm" svg:height="0.306cm" svg:x="22.842cm" svg:y="5.3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9" draw:text-style-name="P17" draw:layer="layout" svg:width="0.75cm" svg:height="0.15cm" draw:transform="skewX (0.0605629250442033) rotate (-0.863763446811994) translate (22.4728558620589cm 4.76998751979824cm)" svg:viewBox="0 0 751 151" draw:points="65,0 734,1 751,151 0,83">
            <text:p/>
          </draw:polygon>
          <draw:polygon draw:style-name="gr20" draw:text-style-name="P17" draw:layer="layout" svg:width="0.75cm" svg:height="0.15cm" draw:transform="skewX (-0.0605629250442032) rotate (0.863763446811994) translate (22.5027115331965cm 5.34061815491962cm)" svg:viewBox="0 0 751 151" draw:points="684,0 17,0 0,151 751,83">
            <text:p/>
          </draw:polygon>
        </draw:g>
        <draw:g draw:name="edit-cut 2">
          <draw:custom-shape draw:style-name="gr21" draw:text-style-name="P16" draw:layer="layout" svg:width="1.734cm" svg:height="1.63cm" svg:x="23.676cm" svg:y="4.41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7" draw:layer="layout" svg:width="0.324cm" svg:height="0.306cm" svg:x="24.109cm" svg:y="5.3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7" draw:layer="layout" svg:width="0.324cm" svg:height="0.306cm" svg:x="24.652cm" svg:y="5.3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4" draw:text-style-name="P17" draw:layer="layout" svg:width="0.749cm" svg:height="0.15cm" draw:transform="skewX (0.058817595792209) rotate (-0.86498517728839) translate (24.2830514189025cm 4.76990626395578cm)" svg:viewBox="0 0 750 151" draw:points="65,0 734,0 750,151 0,83">
            <text:p/>
          </draw:polygon>
          <draw:polygon draw:style-name="gr25" draw:text-style-name="P17" draw:layer="layout" svg:width="0.75cm" svg:height="0.151cm" draw:transform="skewX (-0.0637045176977929) rotate (0.862192650485199) translate (24.3118569586491cm 5.34015144893839cm)" svg:viewBox="0 0 751 152" draw:points="684,0 17,1 0,152 751,83">
            <text:p/>
          </draw:polygon>
        </draw:g>
        <draw:g draw:name="edit-cut 3">
          <draw:custom-shape draw:style-name="gr26" draw:text-style-name="P16" draw:layer="layout" svg:width="1.735cm" svg:height="1.63cm" svg:x="25.484cm" svg:y="4.41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draw:layer="layout" svg:width="0.324cm" svg:height="0.306cm" svg:x="25.919cm" svg:y="5.3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7" draw:layer="layout" svg:width="0.323cm" svg:height="0.306cm" svg:x="26.462cm" svg:y="5.3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9" draw:text-style-name="P17" draw:layer="layout" svg:width="0.75cm" svg:height="0.15cm" draw:transform="skewX (0.0605629250442033) rotate (-0.863763446811994) translate (26.092285789912cm 4.76998751979824cm)" svg:viewBox="0 0 751 151" draw:points="65,0 734,1 751,151 0,83">
            <text:p/>
          </draw:polygon>
          <draw:polygon draw:style-name="gr30" draw:text-style-name="P17" draw:layer="layout" svg:width="0.75cm" svg:height="0.15cm" draw:transform="skewX (-0.0605629250442032) rotate (0.863588913886794) translate (26.1220631728311cm 5.34052606916895cm)" svg:viewBox="0 0 751 151" draw:points="684,0 17,0 0,151 751,83">
            <text:p/>
          </draw:polygon>
        </draw:g>
        <draw:line draw:style-name="gr3" draw:text-style-name="P3" draw:layer="layout" svg:x1="9.572cm" svg:y1="0cm" svg:x2="9.572cm" svg:y2="10.525cm">
          <text:p/>
        </draw:line>
        <draw:connector draw:style-name="gr31" draw:text-style-name="P4" draw:layer="layout" draw:type="curve" svg:x1="7.076cm" svg:y1="5.093cm" svg:x2="11.613cm" svg:y2="7.771cm" draw:start-shape="id3" draw:start-glue-point="7" draw:end-shape="id4" draw:end-glue-point="5" svg:d="M7076 5093c3403 0 1135 2678 4537 2678" svg:viewBox="0 0 4538 2679">
          <text:p text:style-name="P7"><text:span text:style-name="T5">copy</text:span></text:p>
        </draw:connector>
        <draw:connector draw:style-name="gr4" draw:text-style-name="P4" draw:layer="layout" draw:type="curve" svg:x1="27.846cm" svg:y1="1.251cm" svg:x2="25.37cm" svg:y2="12.151cm" draw:start-shape="id5" draw:start-glue-point="1" draw:end-shape="id6" draw:end-glue-point="1" svg:d="M27846 1251c750 0 1988 10900-2476 10900" svg:viewBox="0 0 3223 10901">
          <text:p/>
        </draw:connector>
        <draw:connector draw:style-name="gr31" draw:text-style-name="P4" draw:layer="layout" draw:type="curve" svg:x1="16.71cm" svg:y1="5.093cm" svg:x2="21.989cm" svg:y2="5.092cm" draw:start-shape="id7" draw:start-glue-point="7" draw:end-shape="id8" svg:d="M16710 5093c3960 0 1321-1 5279-1" svg:viewBox="0 0 5280 2">
          <text:p text:style-name="P7"><text:span text:style-name="T5">cut</text:span></text:p>
          <text:p text:style-name="P7"><text:span text:style-name="T5"><text:s/></text:span><text:span text:style-name="T5">successively</text:span></text:p>
        </draw:connector>
        <draw:custom-shape draw:style-name="gr7" draw:text-style-name="P5" draw:layer="layout" svg:width="1.536cm" svg:height="1.857cm" svg:x="11.608cm" svg:y="14.964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" draw:text-style-name="P6" draw:layer="layout" svg:width="0.336cm" svg:height="0.412cm" svg:x="11.587cm" svg:y="14.94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1.537cm" svg:height="1.857cm" svg:x="13.387cm" svg:y="14.964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" draw:text-style-name="P6" draw:layer="layout" svg:width="0.337cm" svg:height="0.412cm" svg:x="13.367cm" svg:y="14.94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xml:id="id10" draw:id="id10" draw:layer="layout" svg:width="1.537cm" svg:height="1.857cm" svg:x="15.168cm" svg:y="14.964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" draw:text-style-name="P6" draw:layer="layout" svg:width="0.336cm" svg:height="0.412cm" svg:x="15.148cm" svg:y="14.94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2" draw:text-style-name="P8" draw:layer="layout" svg:width="5.397cm" svg:height="0.831cm" svg:x="11.555cm" svg:y="17.686cm">
          <draw:text-box>
            <text:p text:style-name="P7"><text:span text:style-name="T1">destdir = /p3/</text:span></text:p>
          </draw:text-box>
        </draw:frame>
        <draw:frame draw:style-name="gr10" draw:text-style-name="P8" draw:layer="layout" svg:width="3.109cm" svg:height="0.988cm" svg:x="10.799cm" svg:y="16.702cm">
          <draw:text-box>
            <text:p text:style-name="P7"><text:span text:style-name="T1">A</text:span></text:p>
          </draw:text-box>
        </draw:frame>
        <draw:frame draw:style-name="gr10" draw:text-style-name="P8" draw:layer="layout" svg:width="3.109cm" svg:height="0.988cm" svg:x="12.58cm" svg:y="16.702cm">
          <draw:text-box>
            <text:p text:style-name="P7"><text:span text:style-name="T1">B</text:span></text:p>
          </draw:text-box>
        </draw:frame>
        <draw:frame draw:style-name="gr10" draw:text-style-name="P8" draw:layer="layout" svg:width="3.109cm" svg:height="0.988cm" svg:x="14.362cm" svg:y="16.702cm">
          <draw:text-box>
            <text:p text:style-name="P7"><text:span text:style-name="T1">C</text:span></text:p>
          </draw:text-box>
        </draw:frame>
        <draw:connector draw:style-name="gr31" draw:text-style-name="P4" draw:layer="layout" draw:type="curve" draw:line-skew="1.849cm" svg:x1="22.732cm" svg:y1="6.043cm" svg:x2="15.937cm" svg:y2="14.964cm" draw:start-shape="id9" draw:start-glue-point="2" draw:end-shape="id10" draw:end-glue-point="4" svg:d="M22732 6043c0 9463-6795 5003-6795 8921" svg:viewBox="0 0 6796 8922"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>write</text:span></text:p>
          <text:p text:style-name="P7"><text:span text:style-name="T5">from set</text:span></text:p>
        </draw:connector>
        <draw:g draw:name="edit-cut 4">
          <draw:custom-shape draw:style-name="gr33" draw:text-style-name="P16" draw:layer="layout" svg:width="1.733cm" svg:height="1.63cm" svg:x="15.066cm" svg:y="15.2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7" draw:layer="layout" svg:width="0.324cm" svg:height="0.306cm" svg:x="15.499cm" svg:y="16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7" draw:layer="layout" svg:width="0.324cm" svg:height="0.306cm" svg:x="16.042cm" svg:y="16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36" draw:text-style-name="P17" draw:layer="layout" svg:width="0.75cm" svg:height="0.15cm" draw:transform="skewX (0.0605629250442033) rotate (-0.863763446811994) translate (15.6728558620589cm 15.5709875197982cm)" svg:viewBox="0 0 751 151" draw:points="65,0 734,1 751,151 0,83">
            <text:p/>
          </draw:polygon>
          <draw:polygon draw:style-name="gr37" draw:text-style-name="P17" draw:layer="layout" svg:width="0.75cm" svg:height="0.15cm" draw:transform="skewX (-0.0605629250442033) rotate (0.863763446811994) translate (15.7027115331965cm 16.1416181549196cm)" svg:viewBox="0 0 751 151" draw:points="684,0 17,0 0,151 751,83">
            <text:p/>
          </draw:polygon>
        </draw:g>
        <draw:g draw:name="edit-cut 5">
          <draw:custom-shape draw:style-name="gr38" draw:text-style-name="P16" draw:layer="layout" svg:width="1.733cm" svg:height="1.63cm" svg:x="13.266cm" svg:y="15.21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17" draw:layer="layout" svg:width="0.324cm" svg:height="0.306cm" svg:x="13.699cm" svg:y="16.1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7" draw:layer="layout" svg:width="0.324cm" svg:height="0.306cm" svg:x="14.242cm" svg:y="16.1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41" draw:text-style-name="P17" draw:layer="layout" svg:width="0.75cm" svg:height="0.15cm" draw:transform="skewX (0.0605629250442033) rotate (-0.863763446811994) translate (13.8728558620589cm 15.5719875197982cm)" svg:viewBox="0 0 751 151" draw:points="65,0 734,1 751,151 0,83">
            <text:p/>
          </draw:polygon>
          <draw:polygon draw:style-name="gr42" draw:text-style-name="P17" draw:layer="layout" svg:width="0.75cm" svg:height="0.15cm" draw:transform="skewX (-0.0605629250442033) rotate (0.863763446811994) translate (13.9027115331965cm 16.1426181549196cm)" svg:viewBox="0 0 751 151" draw:points="684,0 17,0 0,151 751,83">
            <text:p/>
          </draw:polygon>
        </draw:g>
        <draw:g draw:name="edit-cut 6">
          <draw:custom-shape draw:style-name="gr43" draw:text-style-name="P16" draw:layer="layout" svg:width="1.733cm" svg:height="1.63cm" svg:x="11.466cm" svg:y="15.21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17" draw:layer="layout" svg:width="0.324cm" svg:height="0.306cm" svg:x="11.899cm" svg:y="16.1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7" draw:layer="layout" svg:width="0.324cm" svg:height="0.306cm" svg:x="12.442cm" svg:y="16.1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46" draw:text-style-name="P17" draw:layer="layout" svg:width="0.75cm" svg:height="0.15cm" draw:transform="skewX (0.0605629250442032) rotate (-0.863763446811994) translate (12.0728558620589cm 15.5729875197982cm)" svg:viewBox="0 0 751 151" draw:points="65,0 734,1 751,151 0,83">
            <text:p/>
          </draw:polygon>
          <draw:polygon draw:style-name="gr47" draw:text-style-name="P17" draw:layer="layout" svg:width="0.75cm" svg:height="0.15cm" draw:transform="skewX (-0.0605629250442033) rotate (0.863763446811994) translate (12.1027115331965cm 16.1436181549196cm)" svg:viewBox="0 0 751 151" draw:points="684,0 17,0 0,151 751,83">
            <text:p/>
          </draw:polygon>
        </draw:g>
        <draw:custom-shape draw:style-name="gr5" draw:text-style-name="P1" draw:layer="layout" svg:width="6.067cm" svg:height="3.305cm" svg:x="21.788cm" svg:y="14.298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546.478873239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5.652cm" svg:height="3.039cm" svg:x="21.788cm" svg:y="14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1.536cm" svg:height="1.857cm" svg:x="22.021cm" svg:y="14.964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" draw:text-style-name="P6" draw:layer="layout" svg:width="0.336cm" svg:height="0.412cm" svg:x="22cm" svg:y="14.94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1.537cm" svg:height="1.857cm" svg:x="23.8cm" svg:y="14.964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" draw:text-style-name="P6" draw:layer="layout" svg:width="0.337cm" svg:height="0.412cm" svg:x="23.78cm" svg:y="14.94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xml:id="id12" draw:id="id12" draw:layer="layout" svg:width="1.537cm" svg:height="1.857cm" svg:x="25.581cm" svg:y="14.964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" draw:text-style-name="P6" draw:layer="layout" svg:width="0.336cm" svg:height="0.412cm" svg:x="25.561cm" svg:y="14.94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8" draw:layer="layout" svg:width="4.224cm" svg:height="0.988cm" svg:x="22.546cm" svg:y="17.604cm">
          <draw:text-box>
            <text:p text:style-name="P7"><text:span text:style-name="T1">/p2/</text:span></text:p>
          </draw:text-box>
        </draw:frame>
        <draw:frame draw:style-name="gr10" draw:text-style-name="P8" draw:layer="layout" svg:width="3.109cm" svg:height="0.988cm" svg:x="21.212cm" svg:y="16.702cm">
          <draw:text-box>
            <text:p text:style-name="P7"><text:span text:style-name="T1">A</text:span></text:p>
          </draw:text-box>
        </draw:frame>
        <draw:frame draw:style-name="gr10" draw:text-style-name="P8" draw:layer="layout" svg:width="3.109cm" svg:height="0.988cm" svg:x="22.993cm" svg:y="16.702cm">
          <draw:text-box>
            <text:p text:style-name="P7"><text:span text:style-name="T1">B</text:span></text:p>
          </draw:text-box>
        </draw:frame>
        <draw:frame draw:style-name="gr10" draw:text-style-name="P8" draw:layer="layout" svg:width="3.109cm" svg:height="0.988cm" svg:x="24.775cm" svg:y="16.702cm">
          <draw:text-box>
            <text:p text:style-name="P7"><text:span text:style-name="T1">C</text:span></text:p>
          </draw:text-box>
        </draw:frame>
        <draw:custom-shape draw:style-name="gr11" draw:text-style-name="P9" draw:layer="layout" svg:width="1.536cm" svg:height="1.856cm" svg:x="23.801cm" svg:y="11.215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2" draw:text-style-name="P10" draw:layer="layout" svg:width="0.337cm" svg:height="0.413cm" svg:x="23.781cm" svg:y="11.1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14" draw:layer="layout" svg:width="6.285cm" svg:height="0.988cm" svg:x="21.48cm" svg:y="13.019cm">
          <draw:text-box>
            <text:p text:style-name="P7"><text:span text:style-name="T4">/path1/to/fofname</text:span></text:p>
          </draw:text-box>
        </draw:frame>
        <draw:frame draw:style-name="gr48" draw:text-style-name="P12" xml:id="id6" draw:id="id6" draw:layer="layout" svg:width="1.588cm" svg:height="1.61cm" svg:x="23.782cm" svg:y="11.346cm">
          <draw:text-box>
            <text:p text:style-name="P7"><text:span text:style-name="T3">/p2/A</text:span></text:p>
            <text:p text:style-name="P7"><text:span text:style-name="T3">/p2/B</text:span></text:p>
            <text:p text:style-name="P7"><text:span text:style-name="T3">/p2/C</text:span></text:p>
          </draw:text-box>
        </draw:frame>
        <draw:connector draw:style-name="gr31" draw:text-style-name="P4" draw:layer="layout" draw:type="curve" draw:line-skew="0.753cm" svg:x1="27.114cm" svg:y1="7.771cm" svg:x2="27.118cm" svg:y2="15.893cm" draw:start-shape="id11" draw:start-glue-point="7" draw:end-shape="id12" draw:end-glue-point="7" svg:d="M27114 7771c1885 0 1883 8122 4 8122" svg:viewBox="0 0 1415 8123">
          <text:p text:style-name="P7"><text:span text:style-name="T5"><text:s text:c="8"/></text:span><text:span text:style-name="T5">copy <text:s text:c="2"/></text:span></text:p>
        </draw:connector>
        <draw:custom-shape draw:style-name="gr14" draw:text-style-name="P13" draw:layer="layout" svg:width="1.537cm" svg:height="1.856cm" svg:x="16.694cm" svg:y="0.315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2" draw:text-style-name="P10" draw:layer="layout" svg:width="0.336cm" svg:height="0.413cm" svg:x="16.674cm" svg:y="0.2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9" draw:text-style-name="P11" draw:layer="layout" svg:width="5.08cm" svg:height="1.157cm" svg:x="14.652cm" svg:y="2.119cm">
          <draw:text-box>
            <text:p text:style-name="P7"><text:span text:style-name="T2">/path1/to/fofname_tmp</text:span></text:p>
          </draw:text-box>
        </draw:frame>
        <draw:frame draw:style-name="gr15" draw:text-style-name="P15" xml:id="id14" draw:id="id14" draw:layer="layout" svg:width="1.588cm" svg:height="1.61cm" svg:x="16.657cm" svg:y="0.446cm">
          <draw:text-box>
            <text:p text:style-name="P7"><text:span text:style-name="T3">/p2/A</text:span></text:p>
            <text:p text:style-name="P7"><text:span text:style-name="T3">/p2/B</text:span></text:p>
            <text:p text:style-name="P7"><text:span text:style-name="T3">/p2/C</text:span></text:p>
          </draw:text-box>
        </draw:frame>
        <draw:connector draw:style-name="gr50" draw:text-style-name="P4" draw:layer="layout" draw:type="curve" svg:x1="13.33cm" svg:y1="1.243cm" svg:x2="16.657cm" svg:y2="1.251cm" draw:start-shape="id13" draw:start-glue-point="7" draw:end-shape="id14" draw:end-glue-point="3" svg:d="M13330 1243c2496 0 833 8 3327 8" svg:viewBox="0 0 3328 9">
          <text:p text:style-name="P7"><text:span text:style-name="T5">copy</text:span></text:p>
        </draw:connector>
        <draw:custom-shape draw:style-name="gr14" draw:text-style-name="P13" draw:layer="layout" svg:width="1.537cm" svg:height="1.856cm" svg:x="26.295cm" svg:y="0.315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2" draw:text-style-name="P10" draw:layer="layout" svg:width="0.336cm" svg:height="0.413cm" svg:x="26.275cm" svg:y="0.2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9" draw:text-style-name="P11" draw:layer="layout" svg:width="5.08cm" svg:height="1.157cm" svg:x="24.253cm" svg:y="2.119cm">
          <draw:text-box>
            <text:p text:style-name="P7"><text:span text:style-name="T2">/path1/to/fofname_tmp</text:span></text:p>
          </draw:text-box>
        </draw:frame>
        <draw:frame draw:style-name="gr15" draw:text-style-name="P15" xml:id="id5" draw:id="id5" draw:layer="layout" svg:width="1.588cm" svg:height="1.61cm" svg:x="26.258cm" svg:y="0.446cm">
          <draw:text-box>
            <text:p text:style-name="P7"><text:span text:style-name="T3">/p2/A</text:span></text:p>
            <text:p text:style-name="P7"><text:span text:style-name="T3">/p2/B</text:span></text:p>
            <text:p text:style-name="P7"><text:span text:style-name="T3">/p2/C</text:span></text:p>
          </draw:text-box>
        </draw:frame>
        <draw:custom-shape draw:style-name="gr14" draw:text-style-name="P13" draw:layer="layout" svg:width="1.537cm" svg:height="1.856cm" svg:x="11.594cm" svg:y="12.415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2" draw:text-style-name="P10" draw:layer="layout" svg:width="0.336cm" svg:height="0.413cm" svg:x="11.574cm" svg:y="12.3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1" draw:text-style-name="P14" draw:layer="layout" svg:width="2.41cm" svg:height="0.751cm" svg:x="11.16cm" svg:y="14.219cm">
          <draw:text-box>
            <text:p text:style-name="P7"><text:span text:style-name="T4">fofname</text:span></text:p>
          </draw:text-box>
        </draw:frame>
        <draw:frame draw:style-name="gr48" draw:text-style-name="P18" xml:id="id2" draw:id="id2" draw:layer="layout" svg:width="1.587cm" svg:height="1.61cm" svg:x="11.596cm" svg:y="12.546cm">
          <draw:text-box>
            <text:p text:style-name="P7"><text:span text:style-name="T6">/p3/A</text:span></text:p>
            <text:p text:style-name="P7"><text:span text:style-name="T6">/p3/B</text:span></text:p>
            <text:p text:style-name="P7"><text:span text:style-name="T6">/p3/C</text:span></text:p>
          </draw:text-box>
        </draw:frame>
        <draw:g draw:name="edit-cut 8">
          <draw:custom-shape draw:style-name="gr52" draw:text-style-name="P19" draw:layer="layout" svg:width="1.733cm" svg:height="1.63cm" svg:x="11.466cm" svg:y="12.6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20" draw:layer="layout" svg:width="0.324cm" svg:height="0.306cm" svg:x="11.899cm" svg:y="13.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20" draw:layer="layout" svg:width="0.324cm" svg:height="0.306cm" svg:x="12.442cm" svg:y="13.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55" draw:text-style-name="P20" draw:layer="layout" svg:width="0.75cm" svg:height="0.15cm" draw:transform="skewX (0.0605629250442032) rotate (-0.863763446811994) translate (12.0728558620589cm 12.9709875197982cm)" svg:viewBox="0 0 751 151" draw:points="65,0 734,1 751,151 0,83">
            <text:p/>
          </draw:polygon>
          <draw:polygon draw:style-name="gr56" draw:text-style-name="P20" draw:layer="layout" svg:width="0.75cm" svg:height="0.15cm" draw:transform="skewX (-0.0605629250442032) rotate (0.863763446811994) translate (12.1027115331965cm 13.5416181549196cm)" svg:viewBox="0 0 751 151" draw:points="684,0 17,0 0,151 751,83">
            <text:p/>
          </draw:polygon>
        </draw:g>
        <draw:frame draw:style-name="gr10" draw:text-style-name="P14" draw:layer="layout" svg:width="4.192cm" svg:height="0.988cm" svg:x="19.926cm" svg:y="2.119cm">
          <draw:text-box>
            <text:p text:style-name="P7"><text:span text:style-name="T4">/path1/to/fofname</text:span></text:p>
          </draw:text-box>
        </draw:frame>
        <draw:custom-shape draw:style-name="gr14" draw:text-style-name="P13" draw:layer="layout" svg:width="1.537cm" svg:height="1.856cm" svg:x="21.394cm" svg:y="0.315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2" draw:text-style-name="P10" draw:layer="layout" svg:width="0.336cm" svg:height="0.413cm" svg:x="21.374cm" svg:y="0.2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21" xml:id="id1" draw:id="id1" draw:layer="layout" svg:width="1.587cm" svg:height="1.61cm" svg:x="21.396cm" svg:y="0.446cm">
          <draw:text-box>
            <text:p text:style-name="P7"><text:span text:style-name="T6">/p2/A</text:span></text:p>
            <text:p text:style-name="P7"><text:span text:style-name="T6">/p2/B</text:span></text:p>
            <text:p text:style-name="P7"><text:span text:style-name="T6">/p2/C</text:span></text:p>
          </draw:text-box>
        </draw:frame>
        <draw:g draw:name="edit-cut 7">
          <draw:custom-shape draw:style-name="gr57" draw:text-style-name="P16" draw:layer="layout" svg:width="1.733cm" svg:height="1.63cm" svg:x="21.266cm" svg:y="0.5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7" draw:layer="layout" svg:width="0.324cm" svg:height="0.306cm" svg:x="21.699cm" svg:y="1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17" draw:layer="layout" svg:width="0.324cm" svg:height="0.306cm" svg:x="22.242cm" svg:y="1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60" draw:text-style-name="P17" draw:layer="layout" svg:width="0.75cm" svg:height="0.15cm" draw:transform="skewX (0.0605629250442033) rotate (-0.863763446811994) translate (21.8728558620589cm 0.870987519798242cm)" svg:viewBox="0 0 751 151" draw:points="65,0 734,1 751,151 0,83">
            <text:p/>
          </draw:polygon>
          <draw:polygon draw:style-name="gr61" draw:text-style-name="P17" draw:layer="layout" svg:width="0.75cm" svg:height="0.15cm" draw:transform="skewX (-0.0605629250442033) rotate (0.863763446811994) translate (21.9027115331965cm 1.44161815491962cm)" svg:viewBox="0 0 751 151" draw:points="684,0 17,0 0,151 751,83">
            <text:p/>
          </draw:polygon>
        </draw:g>
        <draw:frame draw:style-name="gr10" draw:text-style-name="P8" draw:layer="layout" svg:width="4.224cm" svg:height="0.988cm" svg:x="12.138cm" svg:y="9.517cm">
          <draw:text-box>
            <text:p text:style-name="P7"><text:span text:style-name="T1">/p2/</text:span></text:p>
          </draw:text-box>
        </draw:frame>
        <draw:frame draw:style-name="gr10" draw:text-style-name="P8" draw:layer="layout" svg:width="3.109cm" svg:height="0.988cm" svg:x="12.586cm" svg:y="8.581cm">
          <draw:text-box>
            <text:p text:style-name="P7"><text:span text:style-name="T1">B_tmp</text:span></text:p>
          </draw:text-box>
        </draw:frame>
        <draw:frame draw:style-name="gr62" draw:text-style-name="P22" draw:layer="layout" svg:width="1.317cm" svg:height="1.317cm" svg:x="0cm" svg:y="0cm">
          <draw:text-box>
            <text:p><text:span text:style-name="T7">1</text:span></text:p>
          </draw:text-box>
        </draw:frame>
        <draw:frame draw:style-name="gr62" draw:text-style-name="P22" draw:layer="layout" svg:width="1.317cm" svg:height="1.317cm" svg:x="9.701cm" svg:y="0.001cm">
          <draw:text-box>
            <text:p><text:span text:style-name="T7">2</text:span></text:p>
          </draw:text-box>
        </draw:frame>
        <draw:frame draw:style-name="gr62" draw:text-style-name="P22" draw:layer="layout" svg:width="1.317cm" svg:height="1.317cm" svg:x="19.802cm" svg:y="0.002cm">
          <draw:text-box>
            <text:p><text:span text:style-name="T7">3</text:span></text:p>
          </draw:text-box>
        </draw:frame>
        <draw:frame draw:style-name="gr62" draw:text-style-name="P22" draw:layer="layout" svg:width="1.317cm" svg:height="1.317cm" svg:x="0.003cm" svg:y="10.603cm">
          <draw:text-box>
            <text:p><text:span text:style-name="T7">4</text:span></text:p>
          </draw:text-box>
        </draw:frame>
        <draw:frame draw:style-name="gr10" draw:text-style-name="P8" draw:layer="layout" svg:width="3.11cm" svg:height="0.988cm" svg:x="21.207cm" svg:y="8.581cm">
          <draw:text-box>
            <text:p text:style-name="P7"><text:span text:style-name="T1">A_tmp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0T15:41:18.880792305</meta:creation-date>
    <dc:date>2023-06-21T14:31:08.070470786</dc:date>
    <meta:editing-duration>PT20H32M40S</meta:editing-duration>
    <meta:editing-cycles>71</meta:editing-cycles>
    <meta:generator>LibreOffice/7.3.7.2$Linux_X86_64 LibreOffice_project/30$Build-2</meta:generator>
    <meta:document-statistic meta:object-count="168"/>
  </office:meta>
</office:document-meta>
</file>